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87cm"/>
    </style:style>
    <style:style style:name="co2" style:family="table-column">
      <style:table-column-properties fo:break-before="auto" style:column-width="4.5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6.907cm" svg:height="12.924cm" svg:x="13.906cm" svg:y="0.093cm">
            <draw:object draw:notify-on-update-of-ranges="Лист1.B1:Лист1.B1 Лист1.B2:Лист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6381" table:default-cell-style-name="ce2"/>
        <table:table-row table:style-name="ro1">
          <table:table-cell table:style-name="ce1" office:value-type="string" calcext:value-type="string">
            <text:p>Номер измерения</text:p>
          </table:table-cell>
          <table:table-cell table:style-name="ce3" office:value-type="string" calcext:value-type="string">
            <text:p>Время выполнения (нс)</text:p>
          </table:table-cell>
          <table:table-cell table:style-name="ce3" office:value-type="string" calcext:value-type="string">
            <text:p>Алгоритм</text:p>
          </table:table-cell>
          <table:table-cell table:style-name="ce3" office:value-type="string" calcext:value-type="string">
            <text:p>Потоки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6431750" calcext:value-type="float">
            <text:p>6431750</text:p>
          </table:table-cell>
          <table:table-cell table:style-name="ce3" office:value-type="string" calcext:value-type="string">
            <text:p>Sequential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9387760" calcext:value-type="float">
            <text:p>9387760</text:p>
          </table:table-cell>
          <table:table-cell table:style-name="ce3" office:value-type="string" calcext:value-type="string">
            <text:p>Threaded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500710" calcext:value-type="float">
            <text:p>500710</text:p>
          </table:table-cell>
          <table:table-cell table:style-name="ce4" office:value-type="string" calcext:value-type="string">
            <text:p>Threaded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616430" calcext:value-type="float">
            <text:p>616430</text:p>
          </table:table-cell>
          <table:table-cell table:style-name="ce4" office:value-type="string" calcext:value-type="string">
            <text:p>Threaded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664800" calcext:value-type="float">
            <text:p>664800</text:p>
          </table:table-cell>
          <table:table-cell table:style-name="ce5" office:value-type="string" calcext:value-type="string">
            <text:p>Threaded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539560" calcext:value-type="float">
            <text:p>539560</text:p>
          </table:table-cell>
          <table:table-cell office:value-type="string" calcext:value-type="string">
            <text:p>Threaded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642980" calcext:value-type="float">
            <text:p>642980</text:p>
          </table:table-cell>
          <table:table-cell office:value-type="string" calcext:value-type="string">
            <text:p>Threaded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700110" calcext:value-type="float">
            <text:p>700110</text:p>
          </table:table-cell>
          <table:table-cell office:value-type="string" calcext:value-type="string">
            <text:p>Threaded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574980" calcext:value-type="float">
            <text:p>574980</text:p>
          </table:table-cell>
          <table:table-cell office:value-type="string" calcext:value-type="string">
            <text:p>Threaded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551370" calcext:value-type="float">
            <text:p>551370</text:p>
          </table:table-cell>
          <table:table-cell office:value-type="string" calcext:value-type="string">
            <text:p>Threaded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555720" calcext:value-type="float">
            <text:p>555720</text:p>
          </table:table-cell>
          <table:table-cell office:value-type="string" calcext:value-type="string">
            <text:p>Threaded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646370" calcext:value-type="float">
            <text:p>646370</text:p>
          </table:table-cell>
          <table:table-cell office:value-type="string" calcext:value-type="string">
            <text:p>Threaded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976840" calcext:value-type="float">
            <text:p>976840</text:p>
          </table:table-cell>
          <table:table-cell office:value-type="string" calcext:value-type="string">
            <text:p>Threaded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834030" calcext:value-type="float">
            <text:p>834030</text:p>
          </table:table-cell>
          <table:table-cell office:value-type="string" calcext:value-type="string">
            <text:p>Threaded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894340" calcext:value-type="float">
            <text:p>894340</text:p>
          </table:table-cell>
          <table:table-cell office:value-type="string" calcext:value-type="string">
            <text:p>Threaded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900150" calcext:value-type="float">
            <text:p>900150</text:p>
          </table:table-cell>
          <table:table-cell office:value-type="string" calcext:value-type="string">
            <text:p>Threaded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935610" calcext:value-type="float">
            <text:p>935610</text:p>
          </table:table-cell>
          <table:table-cell office:value-type="string" calcext:value-type="string">
            <text:p>Threaded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3973790" calcext:value-type="float">
            <text:p>3973790</text:p>
          </table:table-cell>
          <table:table-cell table:style-name="ce3" office:value-type="string" calcext:value-type="string">
            <text:p>Parallel Stream</text:p>
          </table:table-cell>
          <table:table-cell table:style-name="ce6" office:value-type="string" calcext:value-type="string">
            <text:p>N/A</text:p>
          </table:table-cell>
          <table:table-cell table:number-columns-repeated="16380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1:59:30.399000000</meta:creation-date>
    <dc:date>2025-02-18T12:38:38.617000000</dc:date>
    <meta:editing-duration>PT15M41S</meta:editing-duration>
    <meta:editing-cycles>3</meta:editing-cycles>
    <meta:generator>LibreOffice/24.2.2.2$Windows_X86_64 LibreOffice_project/d56cc158d8a96260b836f100ef4b4ef25d6f1a01</meta:generator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908cm" svg:height="12.925cm" xlink:href=".." xlink:type="simple" chart:class="chart:line" chart:style-name="ch1">
        <chart:legend chart:legend-position="end" svg:x="21.627cm" svg:y="6.16cm" style:legend-expansion="high" chart:style-name="ch2"/>
        <chart:plot-area chart:style-name="ch3" table:cell-range-address="Лист1.B1:Лист1.B19" chart:data-source-has-labels="row" svg:x="0.538cm" svg:y="0.258cm" svg:width="20.551cm" svg:height="12.409cm">
          <chart:coordinate-region svg:x="2.377cm" svg:y="0.46cm" svg:width="18.52cm" svg:height="11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9" chart:label-cell-address="Лист1.B1:Лист1.B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ремя выполнения (нс)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31750">
                <text:p>6431750</text:p>
                <draw:g>
                  <svg:desc>Лист1.B2:Лист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87760">
                <text:p>93877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710">
                <text:p>5007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6430">
                <text:p>6164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4800">
                <text:p>664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9560">
                <text:p>5395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2980">
                <text:p>6429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10">
                <text:p>7001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4980">
                <text:p>5749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1370">
                <text:p>5513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5720">
                <text:p>5557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6370">
                <text:p>6463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6840">
                <text:p>9768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4030">
                <text:p>8340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4340">
                <text:p>8943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150">
                <text:p>900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5610">
                <text:p>9356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73790">
                <text:p>39737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